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3.66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car-logg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caojohnny/KiCad/car-logger/car-logger.kicad_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n 25 Feb 2024 05:01:06 PM P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11+dfsg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igikey P/N</text:p>
          </table:table-cell>
          <table:table-cell office:value-type="string" calcext:value-type="string">
            <text:p>P/N</text:p>
          </table:table-cell>
        </table:table-row>
        <table:table-row table:style-name="ro1">
          <table:table-cell office:value-type="string" calcext:value-type="string">
            <text:p>C1, C2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, C3, C5, C6, C8, C9, C20, C21, C22, C23, C38, C39, C43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, C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, C11, C12, C13, C14, C15, C16, C17, C35, C36, C42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, C19, C27, C28, C29, C30, C33, C34, C41, C44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, C3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7, C4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D2, D3, D4, D5, D6, D7, D8, D9, D10, D11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iode_SMD:D_SOD-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2920_7451Metric</text:p>
          </table:table-cell>
          <table:table-cell office:value-type="string" calcext:value-type="string">
            <text:p>507-2070-1-ND</text:p>
          </table:table-cell>
          <table:table-cell office:value-type="string" calcext:value-type="string">
            <text:p>0ZCF0100AF2A</text:p>
          </table:table-cell>
        </table:table-row>
        <table:table-row table:style-name="ro1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2.2mm_M2_Pad_Via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_Male</text:p>
          </table:table-cell>
          <table:table-cell office:value-type="string" calcext:value-type="string">
            <text:p>Connector_Dsub:DSUB-9_Male_Vertical_P2.77x2.84mm_MountingHoles</text:p>
          </table:table-cell>
          <table:table-cell office:value-type="string" calcext:value-type="string">
            <text:p>609-5184-ND</text:p>
          </table:table-cell>
          <table:table-cell office:value-type="string" calcext:value-type="string">
            <text:p>LD09P24A4GV00LF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10129378-920001BLF-ND</text:p>
          </table:table-cell>
          <table:table-cell office:value-type="string" calcext:value-type="string">
            <text:p>10129378-920001BLF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Wuerth_629105150521_CircularHoles</text:p>
          </table:table-cell>
          <table:table-cell office:value-type="string" calcext:value-type="string">
            <text:p>732-5960-1-ND</text:p>
          </table:table-cell>
          <table:table-cell office:value-type="float" office:value="629105150521" calcext:value-type="float">
            <text:p>629105150521</text:p>
          </table:table-cell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Inductor_SMD:L_1008_2520Metric</text:p>
          </table:table-cell>
          <table:table-cell office:value-type="string" calcext:value-type="string">
            <text:p>490-5116-1-ND</text:p>
          </table:table-cell>
          <table:table-cell office:value-type="string" calcext:value-type="string">
            <text:p>LQM2HPN4R7MG0L</text:p>
          </table:table-cell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MOS_DGS</text:p>
          </table:table-cell>
          <table:table-cell office:value-type="string" calcext:value-type="string">
            <text:p>Package_TO_SOT_SMD:SOT-23-3</text:p>
          </table:table-cell>
          <table:table-cell office:value-type="string" calcext:value-type="string">
            <text:p>DMN67D8L-7DICT-ND</text:p>
          </table:table-cell>
          <table:table-cell office:value-type="string" calcext:value-type="string">
            <text:p>DMN67D8L-7</text:p>
          </table:table-cell>
        </table:table-row>
        <table:table-row table:style-name="ro1">
          <table:table-cell office:value-type="string" calcext:value-type="string">
            <text:p>R1, R2, R4, R6, R7, R10, R14, R15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k7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k3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2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8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, R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Push_1P1T_NO_6x6mm_H9.5mm</text:p>
          </table:table-cell>
          <table:table-cell office:value-type="string" calcext:value-type="string">
            <text:p>486-3466-ND</text:p>
          </table:table-cell>
          <table:table-cell office:value-type="float" office:value="1301.9315" calcext:value-type="float">
            <text:p>1301.9315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42C6Tx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497-19319-1-ND</text:p>
          </table:table-cell>
          <table:table-cell office:value-type="string" calcext:value-type="string">
            <text:p>STM32F042C6T6TR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5FLxS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S25FL256SAGMFV000-ND</text:p>
          </table:table-cell>
          <table:table-cell office:value-type="string" calcext:value-type="string">
            <text:p>S25FL256SAGMFV000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122x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150-TC1224-5.0VCTTRCT-ND</text:p>
          </table:table-cell>
          <table:table-cell office:value-type="string" calcext:value-type="string">
            <text:p>TC1224-5.0VCTTR</text:p>
          </table:table-cell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504-3.3YM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576-4764-1-ND - Cut Tape</text:p>
          </table:table-cell>
          <table:table-cell office:value-type="string" calcext:value-type="string">
            <text:p>MIC5504-3.3YM5-TR</text:p>
          </table:table-cell>
        </table:table-row>
        <table:table-row table:style-name="ro1">
          <table:table-cell office:value-type="string" calcext:value-type="string">
            <text:p>U5, U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2662x</text:p>
          </table:table-cell>
          <table:table-cell office:value-type="string" calcext:value-type="string">
            <text:p>Package_SON:VSON-10-1EP_3x3mm_P0.5mm_EP1.65x2.4mm</text:p>
          </table:table-cell>
          <table:table-cell office:value-type="string" calcext:value-type="string">
            <text:p>296-52606-1-ND </text:p>
          </table:table-cell>
          <table:table-cell office:value-type="string" calcext:value-type="string">
            <text:p>TPS26625DRCR</text:p>
          </table:table-cell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5516x-Q1</text:p>
          </table:table-cell>
          <table:table-cell office:value-type="string" calcext:value-type="string">
            <text:p>Package_SO:Texas_PWP0020A</text:p>
          </table:table-cell>
          <table:table-cell office:value-type="string" calcext:value-type="string">
            <text:p>296-47605-1-ND - Cut Tape</text:p>
          </table:table-cell>
          <table:table-cell office:value-type="string" calcext:value-type="string">
            <text:p>TPS55162QPWPRQ1</text:p>
          </table:table-cell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W1044</text:p>
          </table:table-cell>
          <table:table-cell office:value-type="string" calcext:value-type="string">
            <text:p>Package_SO:SOIC-20W_7.5x12.8mm_P1.27mm</text:p>
          </table:table-cell>
          <table:table-cell office:value-type="string" calcext:value-type="string">
            <text:p>296-ISOW1044BDFMRCT-ND</text:p>
          </table:table-cell>
          <table:table-cell office:value-type="string" calcext:value-type="string">
            <text:p>ISOW1044BDFMR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_GND24_Small</text:p>
          </table:table-cell>
          <table:table-cell office:value-type="string" calcext:value-type="string">
            <text:p>Crystal:Crystal_SMD_2520-4Pin_2.5x2.0mm</text:p>
          </table:table-cell>
          <table:table-cell office:value-type="string" calcext:value-type="string">
            <text:p>50-ECS-160-10-36-CKM-TR3CT-ND</text:p>
          </table:table-cell>
          <table:table-cell office:value-type="string" calcext:value-type="string">
            <text:p>ECS-160-10-36-CKM-TR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3T17:41:46.672284768</dc:date>
    <meta:editing-duration>PT1H33M35S</meta:editing-duration>
    <meta:editing-cycles>10</meta:editing-cycles>
    <meta:generator>LibreOffice/7.4.7.2$Linux_X86_64 LibreOffice_project/40$Build-2</meta:generator>
    <meta:document-statistic meta:table-count="1" meta:cell-count="186" meta:object-count="0"/>
  </office:meta>
</office:document-meta>
</file>